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variant="small-caps" fo:font-size="15pt" officeooo:rsid="00150378" officeooo:paragraph-rsid="00150378" style:font-size-asian="13.1000003814697pt" style:font-size-complex="15pt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font-size="12pt" officeooo:rsid="00150378" officeooo:paragraph-rsid="00150378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evalier</text:p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8-22T17:20:10.764417168</meta:creation-date>
    <dc:date>2015-08-22T17:21:25.366956140</dc:date>
    <dc:creator>Gauthier </dc:creator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13" meta:non-whitespace-character-count="11"/>
    <meta:generator>LibreOffice/4.2.8.2$Linux_X86_64 LibreOffice_project/420m0$Build-2</meta:generator>
  </office:meta>
</office:document-meta>
</file>